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1000000B9BD5CF010B178491F.png" manifest:media-type="image/png"/>
  <manifest:file-entry manifest:full-path="Pictures/1000000100000507000004065C72DCD567E7CA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0.712cm" svg:height="16.574cm" draw:z-index="0"><draw:image xlink:href="Pictures/1000000100000507000004065C72DCD567E7CA9C.png" xlink:type="simple" xlink:show="embed" xlink:actuate="onLoad" draw:mime-type="image/png"/></draw:frame><draw:frame draw:style-name="fr1" draw:name="Image2" text:anchor-type="char" svg:x="-1.792cm" svg:y="16.609cm" svg:width="20.613cm" svg:height="2.956cm" draw:z-index="1"><draw:image xlink:href="Pictures/1000000100000521000000B9BD5CF010B17849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08:32.520376146</meta:creation-date>
    <dc:date>2023-11-21T15:11:05.950742623</dc:date>
    <meta:editing-duration>PT2M3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